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ffe4" officeooo:paragraph-rsid="0019ffe4"/>
    </style:style>
    <style:style style:name="P2" style:family="paragraph" style:parent-style-name="Standard">
      <style:text-properties fo:font-size="14pt" officeooo:rsid="0019ffe4" officeooo:paragraph-rsid="0019ffe4" style:font-size-asian="12.25pt" style:font-size-complex="14pt"/>
    </style:style>
    <style:style style:name="P3" style:family="paragraph" style:parent-style-name="Standard">
      <style:text-properties fo:font-size="16pt" officeooo:rsid="0019ffe4" officeooo:paragraph-rsid="0019ffe4" style:font-size-asian="16pt" style:font-size-complex="16pt"/>
    </style:style>
    <style:style style:name="P4" style:family="paragraph" style:parent-style-name="Standard">
      <style:text-properties fo:font-size="14pt" officeooo:rsid="0019ffe4" officeooo:paragraph-rsid="0019ffe4" style:font-size-asian="12.25pt" style:font-size-complex="14pt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 <text:s/><text:span text:style-name="T1"><text:s text:c="6"/>Introduction</text:span></text:p>
      <text:p text:style-name="P3"/>
      <text:p text:style-name="P2">Attendance <text:s/>Management System is software developed for daily student attendance in schools, colleges and institutes. It facilitates to access the attendance information of a par</text:p>
      <text:p text:style-name="P2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5:25:25.006164728</meta:creation-date>
    <dc:date>2019-10-29T13:44:15.085375009</dc:date>
    <meta:editing-duration>PT16M1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7" meta:character-count="231" meta:non-whitespace-character-count="193"/>
  </office:meta>
</office:document-meta>
</file>